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0c3e"/>
    </style:style>
    <style:style style:name="P2" style:family="paragraph" style:parent-style-name="Standard">
      <style:paragraph-properties fo:text-align="start" style:justify-single-word="false"/>
      <style:text-properties officeooo:paragraph-rsid="00140c3e"/>
    </style:style>
    <style:style style:name="P3" style:family="paragraph" style:parent-style-name="Standard">
      <style:paragraph-properties fo:text-align="start" style:justify-single-word="false"/>
      <style:text-properties fo:font-size="15pt" officeooo:rsid="00140c3e" officeooo:paragraph-rsid="00140c3e" style:font-size-asian="15pt" style:font-size-complex="15pt"/>
    </style:style>
    <style:style style:name="P4" style:family="paragraph" style:parent-style-name="Standard">
      <style:paragraph-properties fo:line-height="115%" fo:text-align="start" style:justify-single-word="false"/>
      <style:text-properties fo:font-size="15pt" fo:font-weight="normal" officeooo:rsid="00140c3e" officeooo:paragraph-rsid="00140c3e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size="6pt" fo:font-weight="normal" officeooo:rsid="00140c3e" officeooo:paragraph-rsid="00140c3e" style:font-size-asian="5.25pt" style:font-weight-asian="normal" style:font-size-complex="6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size="15pt" fo:font-weight="normal" officeooo:rsid="00123316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size="15pt" fo:font-weight="normal" officeooo:rsid="00123316" officeooo:paragraph-rsid="001554cb" style:font-size-asian="15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line-height="115%" fo:text-align="start" style:justify-single-word="false"/>
      <style:text-properties fo:font-size="15pt" fo:font-weight="normal" officeooo:rsid="00140c3e" officeooo:paragraph-rsid="00140c3e" style:font-size-asian="15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line-height="115%" fo:text-align="start" style:justify-single-word="false"/>
      <style:text-properties fo:font-size="15pt" fo:font-weight="normal" officeooo:rsid="00140c3e" officeooo:paragraph-rsid="0014eee3" style:font-size-asian="15pt" style:font-weight-asian="normal" style:font-size-complex="15pt" style:font-weight-complex="normal"/>
    </style:style>
    <style:style style:name="P10" style:family="paragraph" style:parent-style-name="Standard" style:list-style-name="L1">
      <style:paragraph-properties fo:line-height="115%" fo:text-align="start" style:justify-single-word="false"/>
      <style:text-properties fo:font-size="15pt" fo:font-weight="normal" officeooo:rsid="00140c3e" officeooo:paragraph-rsid="00152a86" style:font-size-asian="15pt" style:font-weight-asian="normal" style:font-size-complex="15pt" style:font-weight-complex="normal"/>
    </style:style>
    <style:style style:name="P11" style:family="paragraph" style:parent-style-name="Standard" style:list-style-name="L2">
      <style:paragraph-properties fo:line-height="115%" fo:text-align="start" style:justify-single-word="false"/>
      <style:text-properties fo:font-size="15pt" fo:font-weight="normal" officeooo:rsid="001554cb" officeooo:paragraph-rsid="001554cb" style:font-size-asian="15pt" style:font-weight-asian="normal" style:font-size-complex="15pt" style:font-weight-complex="normal"/>
    </style:style>
    <style:style style:name="T1" style:family="text">
      <style:text-properties officeooo:rsid="0014eee3"/>
    </style:style>
    <style:style style:name="T2" style:family="text">
      <style:text-properties officeooo:rsid="00152a86"/>
    </style:style>
    <style:style style:name="T3" style:family="text">
      <style:text-properties officeooo:rsid="00158a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 : Darshit Thesiya</text:p>
      <text:p text:style-name="P3"/>
      <text:p text:style-name="P3">SJSU ID : 011424647</text:p>
      <text:p text:style-name="P1"/>
      <text:p text:style-name="P2"><text:tab/></text:p>
      <text:p text:style-name="P4">‘Build Integrity In’ <text:span text:style-name="T1">as XP value</text:span></text:p>
      <text:p text:style-name="P5"/>
      <text:p text:style-name="P6">- In upcoming weeks, points to observe, improve <text:s/>and implement are :</text:p>
      <text:list xml:id="list4049139749740475503" text:style-name="L1">
        <text:list-item>
          <text:p text:style-name="P8">keeping track of data integrity by :</text:p>
          <text:p text:style-name="P8">- making sure software’s responsibility to limit access of data in system</text:p>
          <text:p text:style-name="P8">- making sure that software doesn’t violate its <text:s/><text:span text:style-name="T1">data </text:span>consistency constraints </text:p>
        </text:list-item>
        <text:list-item>
          <text:p text:style-name="P9">keeping track of <text:span text:style-name="T1">software</text:span> integrity by :</text:p>
          <text:p text:style-name="P9">- <text:span text:style-name="T1">measuring and improving its performance consistency and proper accessibility</text:span></text:p>
          <text:p text:style-name="P9">- <text:span text:style-name="T2">observing and improving performance parameters after integration of all modules withing pre-calculated limits</text:span></text:p>
        </text:list-item>
        <text:list-item>
          <text:p text:style-name="P10"><text:span text:style-name="T2">observe</text:span> <text:span text:style-name="T2">team</text:span> integrity by :</text:p>
          <text:p text:style-name="P10">- <text:span text:style-name="T2">observing ethical imperatives of team members and myself in project work, since that is one thing that matters <text:s/>and building a high-performance team demands for the same.</text:span></text:p>
        </text:list-item>
      </text:list>
      <text:p text:style-name="P7">- During last week, following points are noted from team efforts:</text:p>
      <text:list xml:id="list1720308622848468580" text:style-name="L2">
        <text:list-item>
          <text:p text:style-name="P11">all team members were active and initiative <text:span text:style-name="T3">to decide communication tools, development methodology and general idea of what the project is going to be all abou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2:05:02.914881454</meta:creation-date>
    <dc:date>2016-09-17T23:07:14.135594333</dc:date>
    <meta:editing-duration>PT10M30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166" meta:character-count="992" meta:non-whitespace-character-count="844"/>
  </office:meta>
</office:document-meta>
</file>